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6pt" style:text-underline-style="solid" style:text-underline-width="auto" style:text-underline-color="font-color" fo:font-weight="bold" officeooo:rsid="00147f8c" officeooo:paragraph-rsid="00147f8c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style:text-underline-style="none" fo:font-weight="normal" officeooo:rsid="00147f8c" officeooo:paragraph-rsid="00147f8c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none" fo:font-weight="normal" officeooo:rsid="00147f8c" officeooo:paragraph-rsid="0015c6ec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officeooo:rsid="0015c6ec" officeooo:paragraph-rsid="0015c6ec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6pt" style:text-underline-style="solid" style:text-underline-width="auto" style:text-underline-color="font-color" fo:font-weight="bold" officeooo:rsid="00175572" officeooo:paragraph-rsid="00175572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style:text-underline-style="solid" style:text-underline-width="auto" style:text-underline-color="font-color" fo:font-weight="bold" officeooo:rsid="0017bbc2" officeooo:paragraph-rsid="0017bbc2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2pt" style:text-underline-style="none" fo:font-weight="normal" officeooo:rsid="00175572" officeooo:paragraph-rsid="00175572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17bbc2" officeooo:paragraph-rsid="0017bbc2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bold" officeooo:rsid="00175572" officeooo:paragraph-rsid="00175572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style:text-underline-style="none" fo:font-weight="bold" officeooo:rsid="0017bbc2" officeooo:paragraph-rsid="0017bbc2" style:font-size-asian="10.5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xy Configuration Notes</text:p>
      <text:p text:style-name="P7"/>
      <text:p text:style-name="P9">Apt-get Configuration</text:p>
      <text:p text:style-name="P7">sudo touch /etc/apt/apt.conf.d/proxy.conf</text:p>
      <text:p text:style-name="P7">sudo gedit /etc/apt/apt.conf.d/proxy.conf</text:p>
      <text:p text:style-name="P7"/>
      <text:p text:style-name="P7">Copy :</text:p>
      <text:p text:style-name="P7">Acquire::http::Proxy "http://mchettih:2408Nael!!201514@10.41.254.251:8080/";</text:p>
      <text:p text:style-name="P7">Acquire::https::Proxy "https://mchettih:2408Nael!!201514@10.41.254.251:8080/";</text:p>
      <text:p text:style-name="P7">Acquire::ftp::Proxy "<text:a xlink:type="simple" xlink:href="ftp://mchettih:2408Nael!!201514@10.41.254.251:8080/" text:style-name="Internet_20_link" text:visited-style-name="Visited_20_Internet_20_Link">ftp://mchettih:2408Nael!!201514@10.41.254.251:8080/</text:a>";</text:p>
      <text:p text:style-name="P7"/>
      <text:p text:style-name="P6">Tools installation Notes</text:p>
      <text:p text:style-name="P8"/>
      <text:p text:style-name="P10">Install Atom</text:p>
      <text:p text:style-name="P8">sudo add-apt-repository ppa:webupd8team/atom</text:p>
      <text:p text:style-name="P8">sudo apt update; sudo apt install atom</text:p>
      <text:p text:style-name="P8"/>
      <text:p text:style-name="P10">Install Sublime-Text</text:p>
      <text:p text:style-name="P8"/>
      <text:p text:style-name="P1"/>
      <text:p text:style-name="P1">Docker Installation Notes</text:p>
      <text:p text:style-name="P2"/>
      <text:p text:style-name="P4">Set into linux installation proxy configuraion :</text:p>
      <text:p text:style-name="P4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export http_proxy="http://mchettih:2408Nael!!201514@10.41.254.251:8080"</text:p>
            <text:p text:style-name="P4">export https_proxy="http://mchettih:2408Nael!!201514@10.41.254.251:8080"</text:p>
            <text:p text:style-name="P4">export ftp_proxy="ftp://mchettih:2408Nael!!201514@10.41.254.251:8080"</text:p>
            <text:p text:style-name="P4">export no proxy="localhost,127.0.0.0/8,::1"</text:p>
          </table:table-cell>
        </table:table-row>
      </table:table>
      <text:p text:style-name="P4"/>
      <text:p text:style-name="P3"/>
      <text:p text:style-name="P2">To install docker follow the steps described in :</text:p>
      <text:p text:style-name="P2"><text:a xlink:type="simple" xlink:href="https://docs.docker.com/install/linux/docker-ce/ubuntu/#set-up-the-repository" text:style-name="Internet_20_link" text:visited-style-name="Visited_20_Internet_20_Link">https://docs.docker.com/install/linux/docker-ce/ubuntu/#set-up-the-repository</text:a></text:p>
      <text:p text:style-name="P2"/>
      <text:p text:style-name="P2"/>
      <text:p text:style-name="P2">To configure proxy settig into Docker :</text:p>
      <text:p text:style-name="P2"><text:a xlink:type="simple" xlink:href="https://docs.docker.com/config/daemon/systemd/#runtime-directory-and-storage-driver" text:style-name="Internet_20_link" text:visited-style-name="Visited_20_Internet_20_Link">https://docs.docker.com/config/daemon/systemd/#runtime-directory-and-storage-driver</text:a></text:p>
      <text:p text:style-name="P2"/>
      <text:p text:style-name="P4">Post installation steps (optional) :</text:p>
      <text:p text:style-name="P4"><text:a xlink:type="simple" xlink:href="https://docs.docker.com/install/linux/linux-postinstall" text:style-name="Internet_20_link" text:visited-style-name="Visited_20_Internet_20_Link">https://docs.docker.com/install/linux/linux-postinstall</text:a></text:p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08:31:38.465789470</meta:creation-date>
    <dc:date>2018-08-29T02:39:27.461583727</dc:date>
    <meta:editing-duration>PT24M38S</meta:editing-duration>
    <meta:editing-cycles>4</meta:editing-cycles>
    <meta:generator>LibreOffice/6.0.3.2$Linux_X86_64 LibreOffice_project/00m0$Build-2</meta:generator>
    <meta:document-statistic meta:table-count="1" meta:image-count="0" meta:object-count="0" meta:page-count="1" meta:paragraph-count="25" meta:word-count="79" meta:character-count="1167" meta:non-whitespace-character-count="1113"/>
  </office:meta>
</office:document-meta>
</file>